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text-properties style:font-name="Georgia" fo:font-size="10.5pt" style:font-size-asian="10.5pt" style:font-size-complex="10.5pt"/>
    </style:style>
    <style:style style:name="P2" style:family="paragraph" style:parent-style-name="Standard">
      <style:paragraph-properties fo:margin-top="0in" fo:margin-bottom="0in" fo:text-align="center" style:justify-single-word="false"/>
      <style:text-properties style:font-name="Georgia" fo:font-size="10.5pt" style:font-size-asian="10.5pt" style:font-size-complex="10.5pt"/>
    </style:style>
    <style:style style:name="P3" style:family="paragraph" style:parent-style-name="Standard">
      <style:paragraph-properties fo:margin-top="0in" fo:margin-bottom="0in" style:vertical-align="top"/>
    </style:style>
    <style:style style:name="P4" style:family="paragraph" style:parent-style-name="Text_20_body">
      <style:paragraph-properties fo:margin-top="0in" fo:margin-bottom="0in" style:vertical-align="top"/>
    </style:style>
    <style:style style:name="P5" style:family="paragraph" style:parent-style-name="Title" style:master-page-name="Standard">
      <style:paragraph-properties style:page-number="auto"/>
      <style:text-properties style:font-name="Georgia" fo:font-size="14pt" fo:font-weight="bold" style:font-size-asian="14pt" style:font-weight-asian="bold" style:font-size-complex="14pt" style:font-weight-complex="bold"/>
    </style:style>
    <style:style style:name="P6" style:family="paragraph" style:parent-style-name="Body_20_Text_20_2">
      <style:paragraph-properties fo:margin-top="0in" fo:margin-bottom="0in" style:vertical-align="top"/>
    </style:style>
    <style:style style:name="T1" style:family="text">
      <style:text-properties fo:font-weight="bold" style:font-weight-asian="bold" style:font-weight-complex="bold"/>
    </style:style>
    <style:style style:name="T2" style:family="text">
      <style:text-properties fo:color="#000000" style:font-name="Georgia" fo:font-size="10.5pt" fo:font-style="normal" style:font-size-asian="10.5pt" style:font-style-asian="normal" style:font-size-complex="10.5pt" style:font-style-complex="normal"/>
    </style:style>
    <style:style style:name="T3" style:family="text">
      <style:text-properties fo:color="#000000" style:font-name="Georgia" fo:font-size="10.5pt" fo:font-weight="normal" style:font-size-asian="10.5pt" style:font-weight-asian="normal" style:font-size-complex="10.5pt" style:font-weight-complex="normal"/>
    </style:style>
    <style:style style:name="T4" style:family="text">
      <style:text-properties fo:color="#000000" style:font-name="Georgia" fo:font-size="10.5pt" fo:font-weight="bold" style:font-size-asian="10.5pt" style:font-weight-asian="bold" style:font-size-complex="10.5pt" style:font-weight-complex="bold"/>
    </style:style>
    <style:style style:name="T5" style:family="text">
      <style:text-properties fo:color="#000000" style:font-name="Georgia" fo:font-size="10.5pt" style:font-size-asian="10.5pt" style:font-size-complex="10.5pt"/>
    </style:style>
    <style:style style:name="T6" style:family="text">
      <style:text-properties style:font-name="Georgia" fo:font-size="10.5pt" fo:font-weight="bold" style:font-size-asian="10.5pt" style:font-weight-asian="bold" style:font-size-complex="10.5pt" style:font-weight-complex="bold"/>
    </style:style>
    <style:style style:name="T7" style:family="text">
      <style:text-properties style:font-name="Georgia" fo:font-size="10.5pt" fo:font-weight="bold" style:font-size-asian="10.5pt" style:font-weight-asian="bold" style:font-name-complex="Times New Roman" style:font-size-complex="10.5pt" style:font-weight-complex="bold"/>
    </style:style>
    <style:style style:name="T8" style:family="text">
      <style:text-properties style:font-name="Georgia" fo:font-size="10.5pt" style:font-size-asian="10.5pt" style:font-size-complex="10.5pt"/>
    </style:style>
    <style:style style:name="T9" style:family="text">
      <style:text-properties style:font-name="Georgia" fo:font-size="10.5pt" style:font-size-asian="10.5pt" style:font-name-complex="Times New Roman" style:font-size-complex="10.5pt"/>
    </style:style>
    <style:style style:name="T10" style:family="text">
      <style:text-properties style:font-name="Georgia" fo:font-size="10.5pt" fo:font-weight="normal" style:font-size-asian="10.5pt" style:font-weight-asian="normal" style:font-name-complex="Times New Roman" style:font-size-complex="10.5pt"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re You Thirsty?</text:p>
      <text:p text:style-name="P2"/>
      <text:p text:style-name="P1"><text:span text:style-name="T1">Read: </text:span>Psalm 42</text:p>
      <text:p text:style-name="P1"><text:s/></text:p>
      <text:p text:style-name="P1"><text:span text:style-name="T1">Text:</text:span> John 7:37 <text:s/>"...Jesus stood and cried, saying, If any man thirst, let him come unto me, and drink."</text:p>
      <text:p text:style-name="P1"/>
      <text:p text:style-name="P3"><text:span text:style-name="T6">Introduction:</text:span><text:span text:style-name="T8"> <text:s/>It is in the spring and summer months that I am thirsty, it seems, all of the time. <text:s/>In our text, </text:span><text:span text:style-name="Emphasis"><text:span text:style-name="T2">Jesus is speaking during the Feast of Tabernacles. <text:s/>This was a high, happy, holy day in the life of the Jew. <text:s/>The Feast of Tabernacles was like Christmas, Thanksgiving, and the Fourth of July all rolled into one. <text:s/></text:span></text:span><text:span text:style-name="Strong_20_Emphasis"><text:span text:style-name="T3">During the feast the High Priest would go to the Pool of Siloam, take a golden pitcher, dip it into that pool, and carry it back to the temple. There he would pour that water out on the altar of sacrifice. <text:s/>At that moment the Levites would blow the trumpets, and the great crowd would cry out, "With joy you will draw water from the wells of salvation" (Isaiah 12:3)</text:span></text:span><text:span text:style-name="T4">.</text:span><text:span text:style-name="T5"> <text:s/>There would be dancing, shouting, singing, and great hallelujah's would fill the air. <text:s/>It was at this feast that Jesus stood up in that crowd, and said, "</text:span><text:span text:style-name="T8"> If any man thirst, let him come unto me, and drink.</text:span><text:span text:style-name="T5">" <text:line-break/> <text:s/>Jesus realized that these people were drinking from the river of ritual…that after this day was over they would go back to the same old fears, the same old faults, the same old failures, the same old frustrations. <text:s/>What was wrong with that crowd in that day, is what is wrong with many people today. <text:s/>They are drawing water from the wrong well.</text:span></text:p>
      <text:p text:style-name="P3"><text:span text:style-name="T5"><text:line-break/></text:span><text:span text:style-name="T4">I. What is Thirst?</text:span><text:span text:style-name="T5"> Have you noticed that certain people have a difficult time with the difference between a want and a need? <text:s/>The word thirst indicates more than mere desire. <text:s/>Thirst speaks of a need. <text:s/>Now, I know that anyone with kids will hear the words: “I’m thirsty” <text:s/>to delay going to sleep; but usually these words are used because of a physical craving. When a person is thirsty they will usually get something to drink. <text:s/>We will stop at a store and pay a couple of dollars for a disposable container of tap water to sate our thirst. <text:s text:c="4"/></text:span></text:p>
      <text:p text:style-name="P3"><text:span text:style-name="T5"/></text:p>
      <text:p text:style-name="P6"><text:span text:style-name="T7">II. What is a Thirst for Christ?</text:span><text:span text:style-name="T9"> </text:span><text:span text:style-name="Strong_20_Emphasis"><text:span text:style-name="T10">The story is told of a young student who went to his spiritual teacher and asked the question, "How can I truly find God?" <text:s/>The teacher asked the student to accompany him to the river; which ran by the village and told him to go into the water. <text:s/>When they got to the middle of the river, the teacher said, "Duck under the water." The student did as he was told, whereupon the teacher put his hands on the student’s head and held him down. <text:s/>Presently the student began to strug-gle. The teacher continued to hold him down. <text:s/>A moment passed and the student was thrashing and beating the water and air with his arms. The teacher continued to hold him under the water. <text:s/>Finally, the student was released and shot up from the water, lungs aching and gasping for air. The teacher waited for a few moments and then said: "When you desire God as truly as you desired to breathe the air you just breathed -- then you shall find God."</text:span></text:span></text:p>
      <text:p text:style-name="P1"><text:s text:c="2"/>When we have gone several hours without eating and our stomach is growling we are hungry and desire food. <text:s/>What if we went for several days without food or water? <text:s/>Would we talk about it and say: “I am hungry but I haven’t found the time to eat.” <text:s/>Or “I am thirsty and know that I’ll die without water but I’m just too busy to drink right now.” <text:s/>What about when we have gone several days without <text:s/>time spent in the Word or prayer? <text:s/>Does this make us desperate enough to do whatever it takes for a drink of the Living Water? </text:p>
      <text:p text:style-name="P1"/>
      <text:p text:style-name="P4"><text:span text:style-name="Strong_20_Emphasis"><text:span text:style-name="T7">III. Are You Thirsty?</text:span></text:span><text:span text:style-name="Strong_20_Emphasis"><text:span text:style-name="T10"> <text:s/>Every person here today has been created with a need to be continually filled and refilled both physically and spiritually. <text:s/>Can you ever eat or drink enough to get to the point of never needing to eat or drink again? <text:s/>There is not a sermon, regardless of who preaches it, that will ever be enough to keep your spiritual fires burning indefinitely. <text:s/>No Spirit filled worship service will keep you going indefinitely. <text:s/>No passage in the Bible, regardless of how powerful it may be, is going to make you able to close the pages and say "Ah, I am now filled and will never need to read the Word again!" </text:span></text:span></text:p>
      <text:p text:style-name="P4"><text:span text:style-name="Strong_20_Emphasis"><text:span text:style-name="T10"><text:s text:c="2"/>It is as if we have a tiny little leak in our spiritual buckets that require us to keep going back to God for more Living Water from Him. <text:s/>We have a spiritual hunger that can only be temporarily quenched before we have to come back for more of the Bread of Life and more of Jesus, our Food. <text:s/></text:span></text:span></text:p>
      <text:p text:style-name="P4"><text:span text:style-name="Strong_20_Emphasis"><text:span text:style-name="T10"><text:s text:c="2"/>Sadly, it is BECAUSE we stop drinking of the living Water and eating of the Bread of Life that we tend to turn to other sources of water, or food. </text:span></text:span></text:p>
      <text:p text:style-name="P4"><text:span text:style-name="Strong_20_Emphasis"><text:span text:style-name="T10"/></text:span></text:p>
      <text:p text:style-name="P1"><text:span text:style-name="T1">Conclude:</text:span> <text:s/>What would it take for you commit yourself to daily spending time to eat and drink of Christ? Are you thirsty? <text:s/>Someone has said: “you can lead a horse to water but you can't make him drink.” <text:s/>Someone else replied: “No, but you can put salt in his oat bucket.” <text:s/>I trust that I may have salted your oats this morning. <text:s/>I pray that you will develop a hunger and thirst for all things God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1945in" fo:margin-bottom="0.1945in"/>
      <style:text-properties fo:color="#000000" style:font-name="Verdana" fo:font-size="8.5pt" style:font-name-asian="Arial Unicode MS" style:font-size-asian="8.5pt" style:font-name-complex="Arial Unicode MS" style:font-size-complex="8.5pt"/>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Standard" style:next-style-name="Subtitle" style:class="chapter">
      <style:paragraph-properties fo:text-align="center" style:justify-single-word="false"/>
      <style:text-properties fo:font-size="14pt"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2" style:display-name="Body Text 2" style:family="paragraph" style:parent-style-name="Standard">
      <style:paragraph-properties fo:margin-top="0.1945in" fo:margin-bottom="0.1945in"/>
      <style:text-properties fo:color="#000000" style:font-name="Verdana" fo:font-size="8.5pt" style:font-name-asian="Arial Unicode MS" style:font-size-asian="8.5pt" style:font-name-complex="Arial Unicode MS" style:font-size-complex="8.5pt"/>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re You Thirsty</dc:title>
    <meta:initial-creator>Joel Tice</meta:initial-creator>
    <meta:creation-date>2008-11-22T18:32:00</meta:creation-date>
    <dc:creator>j </dc:creator>
    <dc:date>2021-05-21T10:35:37.53</dc:date>
    <meta:editing-cycles>9</meta:editing-cycles>
    <meta:editing-duration>PT14H26M52S</meta:editing-duration>
    <meta:generator>OpenOffice/4.1.3$Win32 OpenOffice.org_project/413m1$Build-9783</meta:generator>
    <meta:document-statistic meta:table-count="0" meta:image-count="0" meta:object-count="0" meta:page-count="1" meta:paragraph-count="12" meta:word-count="918" meta:character-count="4880"/>
  </office:meta>
</office:document-meta>
</file>